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0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by-age-and-type-of-dru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y-age-and-type-of-dru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 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32">
            <text:p>3532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6">
            <text:p>1766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5">
            <text:p>635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1365">
            <text:p>1365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1117">
            <text:p>1117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559">
            <text:p>13559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Opiu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51">
            <text:p>851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rbituat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Other Drug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82">
            <text:p>218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844">
            <text:p>1844</text:p>
          </table:table-cell>
          <table:table-cell table:style-name="ce21" office:value-type="float" office:value="1878">
            <text:p>1878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347">
            <text:p>1347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2975">
            <text:p>2975</text:p>
          </table:table-cell>
          <table:table-cell table:style-name="ce21" office:value-type="float" office:value="2350">
            <text:p>2350</text:p>
          </table:table-cell>
          <table:table-cell table:style-name="ce21" office:value-type="float" office:value="2320">
            <text:p>2320</text:p>
          </table:table-cell>
          <table:table-cell table:style-name="ce21" office:value-type="float" office:value="1653">
            <text:p>1653</text:p>
          </table:table-cell>
          <table:table-cell table:style-name="ce21" office:value-type="float" office:value="1178">
            <text:p>1178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3181">
            <text:p>23181</text:p>
          </table:table-cell>
        </table:table-row>
        <table:table-row table:style-name="ro2">
          <table:table-cell table:style-name="ce21" office:value-type="string">
            <text:p>Does not include the 154 drug equipment violation arrests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y-age-and-type-of-drug" style:display-name="PageStyle_by-age-and-type-of-dru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